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e00c" officeooo:paragraph-rsid="0014e0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软件架构 组成部分</text:p>
      <text:p text:style-name="Standard"/>
      <text:h text:style-name="Heading_20_3" text:outline-level="3">1.开发模式 </text:h>
      <text:p text:style-name="P1">scrum</text:p>
      <text:h text:style-name="Heading_20_3" text:outline-level="3">2.API系统</text:h>
      <text:p text:style-name="P1">swagger-ui</text:p>
      <text:h text:style-name="Heading_20_3" text:outline-level="3">3.数据库系统</text:h>
      <text:p text:style-name="P1">redis,mongoDB,mysql</text:p>
      <text:h text:style-name="Heading_20_3" text:outline-level="3">4.消息队列</text:h>
      <text:p text:style-name="P1">RabbitMQ,redis,ZeroMQ,ActiveMQ</text:p>
      <text:h text:style-name="Heading_20_3" text:outline-level="3">5.RPC</text:h>
      <text:p text:style-name="P1">Hprose,Dubbo,gRPC,thrift,自己写的yf</text:p>
      <text:h text:style-name="Heading_20_3" text:outline-level="3">6.搜索软件</text:h>
      <text:p text:style-name="P1">Solr,ElasticSearch,Sphinx,CoreSeek</text:p>
      <text:h text:style-name="Heading_20_3" text:outline-level="3">7.定时任务</text:h>
      <text:p text:style-name="P1">Crontab,Quartz,APSchedul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2T22:20:27.559071843</meta:creation-date>
    <dc:date>2018-07-22T22:25:41.024196618</dc:date>
    <meta:editing-duration>PT5M13S</meta:editing-duration>
    <meta:editing-cycles>1</meta:editing-cycles>
    <meta:document-statistic meta:table-count="0" meta:image-count="0" meta:object-count="0" meta:page-count="1" meta:paragraph-count="15" meta:word-count="50" meta:character-count="208" meta:non-whitespace-character-count="206"/>
    <meta:generator>LibreOffice/5.1.6.2$Linux_X86_64 LibreOffice_project/10m0$Build-2</meta:generator>
  </office:meta>
</office:document-meta>
</file>